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color="#800080" loext:opacity="100%" fo:font-size="28pt" fo:font-weight="bold" officeooo:rsid="000996fc" officeooo:paragraph-rsid="000996fc" style:font-size-asian="28pt" style:font-weight-asian="bold" style:font-size-complex="28pt" style:font-weight-complex="bold"/>
    </style:style>
    <style:style style:name="P2" style:family="paragraph" style:parent-style-name="Heading_20_3">
      <style:text-properties officeooo:paragraph-rsid="000996fc"/>
    </style:style>
    <style:style style:name="P3" style:family="paragraph" style:parent-style-name="Heading_20_4" style:list-style-name="L1">
      <style:text-properties officeooo:paragraph-rsid="001116d3"/>
    </style:style>
    <style:style style:name="P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116d3"/>
    </style:style>
    <style:style style:name="P6" style:family="paragraph" style:parent-style-name="Preformatted_20_Text" style:list-style-name="L1">
      <style:paragraph-properties fo:margin-left="0cm" fo:margin-right="0cm" fo:text-indent="0cm" style:auto-text-indent="false" style:writing-mode="lr-tb"/>
      <style:text-properties officeooo:paragraph-rsid="001116d3"/>
    </style:style>
    <style:style style:name="P7" style:family="paragraph" style:parent-style-name="Preformatted_20_Text" style:list-style-name="L1">
      <style:paragraph-properties style:writing-mode="lr-tb"/>
      <style:text-properties officeooo:paragraph-rsid="001116d3"/>
    </style:style>
    <style:style style:name="P8" style:family="paragraph" style:parent-style-name="Preformatted_20_Text" style:list-style-name="L1">
      <style:paragraph-properties fo:margin-top="0cm" fo:margin-bottom="0.499cm" style:contextual-spacing="false" style:writing-mode="lr-tb"/>
      <style:text-properties officeooo:paragraph-rsid="001116d3"/>
    </style:style>
    <style:style style:name="P9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1cd00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Preformatted_20_Text" style:list-style-name="L3">
      <style:paragraph-properties style:writing-mode="lr-tb"/>
    </style:style>
    <style:style style:name="P12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3">
      <style:paragraph-properties fo:margin-left="0cm" fo:margin-right="0cm" fo:text-indent="0cm" style:auto-text-indent="false" style:writing-mode="lr-tb"/>
    </style:style>
    <style:style style:name="P14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16" style:family="paragraph" style:parent-style-name="Preformatted_20_Text" style:list-style-name="L5">
      <style:paragraph-properties fo:margin-left="0cm" fo:margin-right="0cm" fo:text-indent="0cm" style:auto-text-indent="false" style:writing-mode="lr-tb"/>
    </style:style>
    <style:style style:name="P1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10d0c" loext:opacity="100%" officeooo:paragraph-rsid="0011cd00"/>
    </style:style>
    <style:style style:name="P18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00a933" loext:opacity="100%" officeooo:paragraph-rsid="0011cd00"/>
    </style:style>
    <style:style style:name="P19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2a6099" loext:opacity="100%" officeooo:paragraph-rsid="0011cd00"/>
    </style:style>
    <style:style style:name="P20" style:family="paragraph" style:parent-style-name="Standard">
      <style:text-properties fo:color="#800080" loext:opacity="100%" fo:font-size="28pt" fo:font-weight="bold" officeooo:rsid="000996fc" officeooo:paragraph-rsid="000996fc" style:font-size-asian="28pt" style:font-weight-asian="bold" style:font-size-complex="28pt" style:font-weight-complex="bold"/>
    </style:style>
    <style:style style:name="P21" style:family="paragraph" style:parent-style-name="Standard">
      <style:text-properties officeooo:paragraph-rsid="000996fc"/>
    </style:style>
    <style:style style:name="P22" style:family="paragraph" style:parent-style-name="Standard">
      <style:text-properties fo:font-size="12pt" officeooo:paragraph-rsid="000996fc" style:font-size-asian="10.5pt" style:font-size-complex="12pt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officeooo:paragraph-rsid="000f5ec5"/>
    </style:style>
    <style:style style:name="P25" style:family="paragraph" style:parent-style-name="Text_20_body" style:list-style-name="L1">
      <style:text-properties officeooo:paragraph-rsid="001116d3"/>
    </style:style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4">
      <style:paragraph-properties fo:margin-top="0cm" fo:margin-bottom="0cm" style:contextual-spacing="false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fo:color="#800080" loext:opacity="100%" fo:font-size="28pt" fo:font-weight="bold" officeooo:rsid="000996fc" style:font-size-asian="28pt" style:font-weight-asian="bold" style:font-size-complex="28pt" style:font-weight-complex="bold"/>
    </style:style>
    <style:style style:name="T2" style:family="text">
      <style:text-properties fo:color="#800080" loext:opacity="100%" fo:font-weight="bold" officeooo:rsid="000996fc" style:font-weight-asian="bold" style:font-weight-complex="bold"/>
    </style:style>
    <style:style style:name="T3" style:family="text">
      <style:text-properties fo:color="#800080" loext:opacity="100%" fo:font-size="12pt" officeooo:rsid="000996fc" style:font-size-asian="12pt" style:font-size-complex="12pt"/>
    </style:style>
    <style:style style:name="T4" style:family="text">
      <style:text-properties fo:background-color="#ffff38" loext:char-shading-value="0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background-color="#e6e905" loext:char-shading-value="0"/>
    </style:style>
    <style:style style:name="T7" style:family="text">
      <style:text-properties fo:background-color="#e6e905" loext:char-shading-value="0"/>
    </style:style>
    <style:style style:name="T8" style:family="text"/>
    <style:style style:name="T9" style:family="text">
      <style:text-properties fo:color="#f10d0c" loext:opacity="100%"/>
    </style:style>
    <style:style style:name="T10" style:family="text">
      <style:text-properties fo:color="#158466" loext:opacity="100%"/>
    </style:style>
    <style:style style:name="T11" style:family="text">
      <style:text-properties fo:color="#81d41a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">GIT RESTORE</text:span></text:p>
      <text:p text:style-name="P22"><text:span text:style-name="T2"/></text:p>
      <text:p text:style-name="P21">The <text:span text:style-name="Source_20_Text">git restore</text:span> command is used to restore working tree files, stages, or both to a previous state. It’s a powerful tool to undo changes in your working directory or staging area without affecting commits.</text:p>
      <text:p text:style-name="P21"/>
      <text:h text:style-name="Heading_20_3" text:outline-level="3"><text:span text:style-name="Strong_20_Emphasis"><text:span text:style-name="Source_20_Text">git restore</text:span></text:span><text:span text:style-name="Strong_20_Emphasis"> Commands and Their Explanation</text:span></text:h>
      <text:list text:style-name="L1">
        <text:list-item>
          <text:p text:style-name="P23"><text:span text:style-name="Strong_20_Emphasis">Restore Unstaged Changes in the Working Directory</text:span><text:line-break/>If you made changes to a file in your working directory but want to discard them:</text:p>
          <text:p text:style-name="P4"><text:span text:style-name="Source_20_Text"><text:span text:style-name="T7">git restore &lt;file&gt;</text:span></text:span></text:p>
          <text:p text:style-name="P23">This resets the file to its state in the index (staging area).</text:p>
        </text:list-item>
        <text:list-item>
          <text:p text:style-name="P23"><text:span text:style-name="Strong_20_Emphasis">Restore All Files in the Working Directory</text:span><text:line-break/>To discard all unstaged changes in the working directory:</text:p>
          <text:p text:style-name="P4"><text:span text:style-name="Source_20_Text"><text:span text:style-name="T7">git restore .</text:span></text:span></text:p>
        </text:list-item>
        <text:list-item>
          <text:p text:style-name="P23"><text:span text:style-name="Strong_20_Emphasis">Restore Staged Files (Unstage Files)</text:span><text:line-break/>If you accidentally staged a file and want to unstage it:</text:p>
          <text:p text:style-name="P4"><text:span text:style-name="Source_20_Text"><text:span text:style-name="T7">git restore --staged &lt;file&gt;</text:span></text:span></text:p>
          <text:p text:style-name="P23">This removes the file from the staging area while keeping the changes in the working directory.</text:p>
        </text:list-item>
        <text:list-item>
          <text:p text:style-name="P24"><text:span text:style-name="Strong_20_Emphasis">Restore All Staged Files (Unstage All)</text:span><text:line-break/>To unstage all files in the staging area:</text:p>
          <text:p text:style-name="P4"><text:span text:style-name="Source_20_Text"><text:span text:style-name="T7">git restore --staged .</text:span></text:span></text:p>
        </text:list-item>
        <text:list-item>
          <text:p text:style-name="P23"><text:span text:style-name="Strong_20_Emphasis">Restore Both Staged and Working Directory Changes</text:span><text:line-break/>To discard changes in both the staging area and working directory:</text:p>
          <text:p text:style-name="P4"><text:span text:style-name="Source_20_Text"><text:span text:style-name="T7">git restore --staged &lt;file&gt;</text:span></text:span></text:p>
          <text:p text:style-name="P4"><text:span text:style-name="Source_20_Text"><text:span text:style-name="T7">git restore &lt;file&gt;</text:span></text:span></text:p>
        </text:list-item>
        <text:list-item>
          <text:p text:style-name="P23"><text:span text:style-name="Strong_20_Emphasis">Interactive Restore</text:span><text:line-break/>To interactively restore files, where Git prompts for confirmation for each file:</text:p>
          <text:p text:style-name="P5"><text:span text:style-name="Source_20_Text"><text:span text:style-name="T7">git restore --patch &lt;file&gt;<text:tab/></text:span></text:span></text:p>
          <text:p text:style-name="P9">This allows you to review and selectively apply changes.</text:p>
          <text:p text:style-name="P9"><text:span text:style-name="T11">pga@PGA-V3:~/Documents/DJANGO/OWN PROJECTS/Pharmacy_Backend/Pharmacy-Backend$ </text:span>git restore --patch reports/accountmaster/stock_details.py</text:p>
          <text:p text:style-name="P9">diff --git a/reports/accountmaster_package/stock_details.py b/reports/accountmaster_package/stock_details.py</text:p>
          <text:p text:style-name="P9">index bf722cf..aa662cb 100644</text:p>
          <text:p text:style-name="P9"><text:soft-page-break/><text:span text:style-name="T9">---</text:span> a/reports/accountmaster_package/stock_details.py</text:p>
          <text:p text:style-name="P9"><text:span text:style-name="T10">+++</text:span> b/reports/accountmaster_package/stock_details.py</text:p>
          <text:p text:style-name="P19">@@ -51,6 +51,6 @@ class Min_Stock(APIView):</text:p>
          <text:p text:style-name="P9"><text:s/>class Total_Stock_Value(APIView): </text:p>
          <text:p text:style-name="P9"><text:s text:c="5"/>def get(self, request):</text:p>
          <text:p text:style-name="P17">- <text:s text:c="7"/>batch=Batch_Master.objects.filter(available_Stock__gt=0, active=True, max_stock__gte=5)</text:p>
          <text:p text:style-name="P18">+ <text:s text:c="7"/>batch=Batch_Master.objects.filter(available_Stock__gt=0, active=True)</text:p>
          <text:p text:style-name="P9"><text:s text:c="9"/>serializer=Batch_Master_Serializer(batch, many=True)</text:p>
          <text:p text:style-name="P9"><text:s text:c="9"/>return Response(serializer.data, status=status.HTTP_200_OK)</text:p>
        </text:list-item>
        <text:list-item>
          <text:p text:style-name="P23"><text:span text:style-name="Strong_20_Emphasis">Restore to a Specific Commit or Branch</text:span></text:p>
          <text:h text:style-name="P3" text:outline-level="4"><text:span text:style-name="Strong_20_Emphasis">Commit History</text:span></text:h>
          <text:p text:style-name="P6"><text:span text:style-name="Source_20_Text"><text:span text:style-name="T4">Commit3 (HEAD): Add `prefetch_related('items')` optimization.</text:span></text:span></text:p>
          <text:p text:style-name="P7"><text:span text:style-name="Source_20_Text"><text:span text:style-name="T4">Commit2: Fix serialization to use `orders_query`.</text:span></text:span></text:p>
          <text:p text:style-name="P8"><text:span text:style-name="Source_20_Text"><text:span text:style-name="T4">Commit1: Basic implementation of the `get` method.</text:span></text:span></text:p>
          <text:h text:style-name="P3" text:outline-level="4"><text:span text:style-name="Strong_20_Emphasis">Code at Each Commit</text:span></text:h>
          <text:p text:style-name="P25"><text:span text:style-name="Source_20_Text">Commit1</text:span><text:span text:style-name="Strong_20_Emphasis"> (Basic Implementation):</text:span></text:p>
          <text:p text:style-name="P6"><text:span text:style-name="Source_20_Text"><text:span text:style-name="T4">def get(self, request):</text:span></text:span></text:p>
          <text:p text:style-name="P7"><text:span text:style-name="Source_20_Text"><text:span text:style-name="T4"><text:s text:c="4"/>orders = Orders.objects.filter(shipped_date=None)</text:span></text:span></text:p>
          <text:p text:style-name="P7"><text:span text:style-name="Source_20_Text"><text:span text:style-name="T4"><text:s text:c="4"/>serializer = OrderSerializer(orders, many=True)</text:span></text:span></text:p>
          <text:p text:style-name="P8"><text:span text:style-name="Source_20_Text"><text:span text:style-name="T4"><text:s text:c="4"/>return Response(serializer.data, status=status.HTTP_200_OK)</text:span></text:span></text:p>
          <text:p text:style-name="P25"><text:span text:style-name="Source_20_Text">Commit2</text:span><text:span text:style-name="Strong_20_Emphasis"> (Serialization Fix):</text:span></text:p>
          <text:p text:style-name="P6"><text:span text:style-name="Source_20_Text"><text:span text:style-name="T4">def get(self, request):</text:span></text:span></text:p>
          <text:p text:style-name="P7"><text:span text:style-name="Source_20_Text"><text:span text:style-name="T4"><text:s text:c="4"/>orders_query = Orders.objects.filter(shipped_date=None)</text:span></text:span></text:p>
          <text:p text:style-name="P7"><text:span text:style-name="Source_20_Text"><text:span text:style-name="T4"><text:s text:c="4"/>serializer = OrderSerializer(orders_query, many=True)</text:span></text:span></text:p>
          <text:p text:style-name="P8"><text:span text:style-name="Source_20_Text"><text:span text:style-name="T4"><text:s text:c="4"/>return Response(serializer.data, status=status.HTTP_200_OK)</text:span></text:span></text:p>
          <text:p text:style-name="P25"><text:span text:style-name="Source_20_Text">Commit3</text:span><text:span text:style-name="Strong_20_Emphasis"> (Optimization with </text:span><text:span text:style-name="Source_20_Text">prefetch_related</text:span><text:span text:style-name="Strong_20_Emphasis">):</text:span></text:p>
          <text:p text:style-name="P6"><text:span text:style-name="Source_20_Text"><text:span text:style-name="T4">def get(self, request):</text:span></text:span></text:p>
          <text:p text:style-name="P7"><text:span text:style-name="Source_20_Text"><text:span text:style-name="T4"><text:s text:c="4"/>orders_query = Orders.objects.filter(shipped_date=None)</text:span></text:span></text:p>
          <text:p text:style-name="P7"><text:span text:style-name="Source_20_Text"><text:span text:style-name="T4"><text:s text:c="4"/>orders = orders_query.prefetch_related('items')</text:span></text:span></text:p>
          <text:p text:style-name="P7"><text:span text:style-name="Source_20_Text"><text:span text:style-name="T4"><text:s text:c="4"/>serializer = OrderSerializer(orders, many=True)</text:span></text:span></text:p>
          <text:p text:style-name="P8"><text:span text:style-name="Source_20_Text"><text:span text:style-name="T4"><text:s text:c="4"/>return Response(serializer.data, status=status.HTTP_200_OK)</text:span></text:span></text:p>
        </text:list-item>
      </text:list>
      <text:h text:style-name="P1" text:outline-level="3"><text:span text:style-name="Strong_20_Emphasis"><text:span text:style-name="T5">Scenario: Revert </text:span></text:span><text:span text:style-name="Strong_20_Emphasis"><text:span text:style-name="Source_20_Text"><text:span text:style-name="T5">get</text:span></text:span></text:span><text:span text:style-name="Strong_20_Emphasis"><text:span text:style-name="T5"> Method to Commit1</text:span></text:span></text:h>
      <text:list text:style-name="L3">
        <text:list-item>
          <text:p text:style-name="P26"><text:span text:style-name="Strong_20_Emphasis">Current State:</text:span><text:line-break/>You are at <text:span text:style-name="Strong_20_Emphasis">Commit3</text:span>, where the <text:span text:style-name="Source_20_Text">get</text:span> method uses <text:span text:style-name="Source_20_Text">prefetch_related('items')</text:span>.</text:p>
          <text:p text:style-name="P13"><text:span text:style-name="Source_20_Text"><text:span text:style-name="T7">def get(self, request):</text:span></text:span></text:p>
          <text:p text:style-name="P11"><text:span text:style-name="Source_20_Text"><text:span text:style-name="T7"><text:s text:c="4"/>orders_query = Orders.objects.filter(shipped_date=None)</text:span></text:span></text:p>
          <text:p text:style-name="P11"><text:soft-page-break/><text:span text:style-name="Source_20_Text"><text:span text:style-name="T7"><text:s text:c="4"/>orders = orders_query.prefetch_related('items')</text:span></text:span></text:p>
          <text:p text:style-name="P11"><text:span text:style-name="Source_20_Text"><text:span text:style-name="T7"><text:s text:c="4"/>serializer = OrderSerializer(orders, many=True)</text:span></text:span></text:p>
          <text:p text:style-name="P12"><text:span text:style-name="Source_20_Text"><text:span text:style-name="T7"><text:s text:c="4"/>return Response(serializer.data, status=status.HTTP_200_OK)</text:span></text:span></text:p>
        </text:list-item>
        <text:list-item>
          <text:p text:style-name="P26"><text:span text:style-name="Strong_20_Emphasis">Command:</text:span><text:line-break/>To restore the <text:span text:style-name="Source_20_Text">get</text:span> method to its state in <text:span text:style-name="Strong_20_Emphasis">Commit1</text:span>, run:</text:p>
          <text:p text:style-name="P14"><text:span text:style-name="Source_20_Text"><text:span text:style-name="T7">git restore --source &lt;Commit1_hash&gt; &lt;file_path&gt;</text:span></text:span></text:p>
          <text:p text:style-name="P26">Replace <text:span text:style-name="Source_20_Text">&lt;Commit1_hash&gt;</text:span> with the hash of <text:span text:style-name="Strong_20_Emphasis">Commit1</text:span>, and <text:span text:style-name="Source_20_Text">&lt;file_path&gt;</text:span> with the path to the file containing the <text:span text:style-name="Source_20_Text">get</text:span> method.</text:p>
        </text:list-item>
        <text:list-item>
          <text:p text:style-name="P26"><text:span text:style-name="Strong_20_Emphasis">Outcome:</text:span><text:line-break/>The <text:span text:style-name="Source_20_Text">get</text:span> method will now be as it was in <text:span text:style-name="Strong_20_Emphasis">Commit1</text:span>:</text:p>
          <text:p text:style-name="P13"><text:span text:style-name="Source_20_Text"><text:span text:style-name="T7">def get(self, request):</text:span></text:span></text:p>
          <text:p text:style-name="P11"><text:span text:style-name="Source_20_Text"><text:span text:style-name="T7"><text:s text:c="4"/>orders = Orders.objects.filter(shipped_date=None)</text:span></text:span></text:p>
          <text:p text:style-name="P11"><text:span text:style-name="Source_20_Text"><text:span text:style-name="T7"><text:s text:c="4"/>serializer = OrderSerializer(orders, many=True)</text:span></text:span></text:p>
          <text:p text:style-name="P12"><text:span text:style-name="Source_20_Text"><text:span text:style-name="T7"><text:s text:c="4"/>return Response(serializer.data, status=status.HTTP_200_OK)</text:span></text:span></text:p>
        </text:list-item>
      </text:list>
      <text:h text:style-name="P2" text:outline-level="3"><text:span text:style-name="Strong_20_Emphasis"><text:span text:style-name="T3">Scenario: Restore Without Commit Hash Using Relative References</text:span></text:span></text:h>
      <text:p text:style-name="Text_20_body">If you don't want to copy the commit hash explicitly, you can use relative references like <text:span text:style-name="Source_20_Text">HEAD~1</text:span>, <text:span text:style-name="Source_20_Text">HEAD~2</text:span>, etc., where:</text:p>
      <text:list text:style-name="L4">
        <text:list-item>
          <text:p text:style-name="P28"><text:span text:style-name="Source_20_Text">HEAD~1</text:span> refers to the parent of the current commit (Commit2 in this case).</text:p>
        </text:list-item>
        <text:list-item>
          <text:p text:style-name="P27"><text:span text:style-name="Source_20_Text">HEAD~2</text:span> refers to the grandparent commit (Commit1 in this case).</text:p>
        </text:list-item>
      </text:list>
      <text:p text:style-name="Text_20_body"><text:span text:style-name="Strong_20_Emphasis">Command for Commit2 (HEAD~1):</text:span></text:p>
      <text:p text:style-name="P10"><text:span text:style-name="Source_20_Text"><text:span text:style-name="T7">git restore --source HEAD~1 &lt;file_path&gt;</text:span></text:span></text:p>
      <text:p text:style-name="Text_20_body"><text:span text:style-name="Strong_20_Emphasis">Command for Commit1 (HEAD~2):</text:span></text:p>
      <text:p text:style-name="P10"><text:span text:style-name="Source_20_Text"><text:span text:style-name="T7">git restore --source HEAD~2 &lt;file_path&gt;</text:span></text:span></text:p>
      <text:h text:style-name="P1" text:outline-level="3"><text:span text:style-name="Strong_20_Emphasis"><text:span text:style-name="T5">What Happens After Running the Command?</text:span></text:span></text:h>
      <text:list text:style-name="L5">
        <text:list-item>
          <text:p text:style-name="P30">The <text:span text:style-name="Source_20_Text">get</text:span> method in the specified file will be restored to the chosen commit's state.</text:p>
        </text:list-item>
        <text:list-item>
          <text:p text:style-name="P30">Changes are applied only to your working directory.</text:p>
        </text:list-item>
        <text:list-item>
          <text:p text:style-name="P29">If you want to make this restoration permanent (e.g., commit it), you must stage and commit the changes:</text:p>
          <text:p text:style-name="P16"><text:span text:style-name="Source_20_Text"><text:span text:style-name="T7">git add &lt;file_path&gt;</text:span></text:span></text:p>
          <text:p text:style-name="P15"><text:span text:style-name="Source_20_Text"><text:span text:style-name="T7">git commit -m "Reverted get method to Commit1"</text:span></text:span></text:p>
        </text:list-item>
      </text:list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6:06:25.750906827</meta:creation-date>
    <dc:date>2024-12-04T17:57:57.805280072</dc:date>
    <meta:editing-duration>PT8M18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3" meta:paragraph-count="82" meta:word-count="575" meta:character-count="4676" meta:non-whitespace-character-count="4099"/>
  </office:meta>
</office:document-meta>
</file>